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21_21-00-5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2_00-10-03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22_00-10-24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2_01-46-38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2_07-39-2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2_12-43-1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2_16-48-35_000.jpg</text:p>
          </table:table-cell>
          <table:table-cell table:style-name="ce27" office:value-type="string">
            <text:p>:m RES #*# / free# JVEMV6 80#_5:1 / 80. microbiology / topics=~,w=phenylacetic-acid;hydroxyphenylacetic;glycoside;glycoside-hydrolases;pvc;peroxidases,s=~,i=~,doc=r-1-1~1.1#8-1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#*# / free# JVEMV6 80#_5:1 / 80. microbiology / topics=~,w=phenylacetic-acid;hydroxyphenylacetic;glycoside;glycoside-hydrolases;pvc;peroxidases,s=~,i=~,doc=r-1-1~1.1#8-1,other=~">
            <text:p>:m RES #*# / free# JVEMV6 80#_5:1 / 80. microbiology / topics=~,w=phenylacetic-acid;hydroxyphenylacetic;glycoside;glycoside-hydrolases;pvc;peroxidases,s=~,i=~,doc=r-1-1~1.1#8-1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2_19-02-05_000.jpg</text:p>
          </table:table-cell>
          <table:table-cell table:style-name="ce27" office:value-type="string">
            <text:p>:m :篠笛,shinobue #*# / session-memo:session-1 / p.1:genre=melody,file-piece-musescore=~ \\\ p.2:genre=melody,for=continue:page-1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篠笛,shinobue #*# / session-memo:session-1 / p.1:genre=melody,file-piece-musescore=~ \\\ p.2:genre=melody,for=continue:page-1,file-piece-musescore=~">
            <text:p>:m :篠笛,shinobue #*# / session-memo:session-1 / p.1:genre=melody,file-piece-musescore=~ \\\ p.2:genre=melody,for=continue:page-1,file-piece-musescore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4">
            <text:p>7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022/09/23</text:date>, <text:time>11:3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3T11:36:31.57</dc:date>
    <dc:creator>iwabuchi ken</dc:creator>
    <meta:editing-duration>P49DT6H40M17S</meta:editing-duration>
    <meta:editing-cycles>16079</meta:editing-cycles>
    <meta:document-statistic meta:table-count="2" meta:cell-count="909" meta:object-count="0"/>
    <meta:user-defined meta:name="qrichtext">1</meta:user-defined>
  </office:meta>
</office:document-meta>
</file>